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sup>
              <mi>E</mi>
              <mi>n</mi>
              <mrow>
                <mo stretchy="false">(</mo>
                <mrow>
                  <mtext>R</mtext>
                </mrow>
                <mo stretchy="false">)</mo>
              </mrow>
            </msubsup>
            <mrow>
              <mi/>
              <mo stretchy="false">=</mo>
              <mrow>
                <mi/>
                <mo stretchy="false">−</mo>
                <msub>
                  <mi>V</mi>
                  <mn>0</mn>
                </msub>
              </mrow>
            </mrow>
            <mrow>
              <mi/>
              <mo stretchy="false">+</mo>
              <mi/>
            </mrow>
            <mfrac>
              <mrow>
                <msup>
                  <mo stretchy="false">ℏ</mo>
                  <mn>2</mn>
                </msup>
                <msup>
                  <mo stretchy="false">π</mo>
                  <mn>2</mn>
                </msup>
              </mrow>
              <mrow>
                <mn>8</mn>
                <mi>m</mi>
                <msubsup>
                  <mi>q</mi>
                  <mn>0</mn>
                  <mn>2</mn>
                </msubsup>
              </mrow>
            </mfrac>
            <msup>
              <mi>n</mi>
              <mn>2</mn>
            </msup>
          </mrow>
        </mtd>
      </mtr>
      <mtr>
        <mtd>
          <mrow>
            <mi>n</mi>
            <mrow>
              <mi/>
              <mo stretchy="false">≥</mo>
              <mi/>
            </mrow>
            <msub>
              <mi>n</mi>
              <mn>0</mn>
            </msub>
            <mi/>
            <mtext> , </mtext>
            <mi/>
            <msubsup>
              <mi>E</mi>
              <mi>n</mi>
              <mrow>
                <mo stretchy="false">(</mo>
                <mrow>
                  <mtext>R</mtext>
                </mrow>
                <mo stretchy="false">)</mo>
              </mrow>
            </msubsup>
            <mrow>
              <mi/>
              <mo stretchy="false">&gt;</mo>
              <mi/>
            </mrow>
            <mn>0</mn>
          </mrow>
        </mtd>
      </mtr>
    </mtable>
    <annotation encoding="StarMath 5.0">E_n^("R") `=` - V_0 `+` {hbar ^2 %pi^2} over {8 m q^2_0} n^2 newline
n `&gt;=` n_0 `" , "~ E_n^("R") `&gt;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5T12:36:42.824000000</meta:creation-date>
    <meta:generator>LibreOffice/4.1.4.2$Windows_x86 LibreOffice_project/0a0440ccc0227ad9829de5f46be37cfb6edcf72</meta:generator>
  </office:meta>
</office:document-meta>
</file>